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63413d"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63413d"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27d58f"/>
    </style:style>
    <style:style style:name="T5" style:family="text">
      <style:text-properties officeooo:rsid="004dccac"/>
    </style:style>
    <style:style style:name="T6" style:family="text">
      <style:text-properties officeooo:rsid="004fbdc7"/>
    </style:style>
    <style:style style:name="T7" style:family="text">
      <style:text-properties officeooo:rsid="00575e8d"/>
    </style:style>
    <style:style style:name="T8" style:family="text">
      <style:text-properties officeooo:rsid="005931e9"/>
    </style:style>
    <style:style style:name="T9" style:family="text">
      <style:text-properties style:text-underline-style="none" officeooo:rsid="005931e9"/>
    </style:style>
    <style:style style:name="T10" style:family="text">
      <style:text-properties style:text-underline-style="none" officeooo:rsid="005b818c"/>
    </style:style>
    <style:style style:name="T11" style:family="text">
      <style:text-properties style:text-underline-style="none" officeooo:rsid="005b893a"/>
    </style:style>
    <style:style style:name="T12" style:family="text">
      <style:text-properties style:text-underline-style="none" officeooo:rsid="005c0514"/>
    </style:style>
    <style:style style:name="T13" style:family="text">
      <style:text-properties style:text-underline-style="none" officeooo:rsid="005cae78"/>
    </style:style>
    <style:style style:name="T14" style:family="text">
      <style:text-properties style:text-underline-style="none" officeooo:rsid="005df48b"/>
    </style:style>
    <style:style style:name="T15" style:family="text">
      <style:text-properties style:text-underline-style="none" officeooo:rsid="005e3032"/>
    </style:style>
    <style:style style:name="T16" style:family="text">
      <style:text-properties style:text-underline-style="none" officeooo:rsid="006002d4"/>
    </style:style>
    <style:style style:name="T17" style:family="text">
      <style:text-properties style:text-underline-style="none" officeooo:rsid="0060ae04"/>
    </style:style>
    <style:style style:name="T18" style:family="text">
      <style:text-properties style:text-underline-style="none" officeooo:rsid="0061720b"/>
    </style:style>
    <style:style style:name="T19" style:family="text">
      <style:text-properties style:text-underline-style="none" officeooo:rsid="0061a1e4"/>
    </style:style>
    <style:style style:name="T20" style:family="text">
      <style:text-properties style:text-underline-style="none" officeooo:rsid="0063413d"/>
    </style:style>
    <style:style style:name="T21" style:family="text">
      <style:text-properties style:text-underline-style="none" officeooo:rsid="00651121"/>
    </style:style>
    <style:style style:name="T22" style:family="text">
      <style:text-properties style:text-position="super 58%" style:text-underline-style="none" officeooo:rsid="006002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5">Katelo</text:span></text:p>
      <text:p text:style-name="P1"/>
      <text:p text:style-name="P1"><text:span text:style-name="T2">Age :</text:span> <text:span text:style-name="T5">16 ans</text:span></text:p>
      <text:p text:style-name="P1"/>
      <text:p text:style-name="P1"><text:span text:style-name="T2">Sexe :</text:span> <text:span text:style-name="T1">Mâle</text:span></text:p>
      <text:p text:style-name="P1"/>
      <text:p text:style-name="P1"><text:span text:style-name="T2">Origine :</text:span> <text:span text:style-name="T4">Stimissy</text:span></text:p>
      <text:p text:style-name="P1"/>
      <text:p text:style-name="P1"><text:span text:style-name="T2">Métier :</text:span> <text:span text:style-name="T5">Écolier</text:span></text:p>
      <text:p text:style-name="P1"/>
      <text:p text:style-name="P2"><text:span text:style-name="T3">Caractéristique</text:span><text:span text:style-name="T2"> physique :</text:span> <text:span text:style-name="T6">Katelo est un adolescent de taille moyenne, voire un peu plus petit que ses camarades. Il est très mince et porte un manteau de cuir marron très long, lui donnant presque un air de cape. Sa peau est blanche, ses cheveux marrons, et ses yeux violets. Il porte une chemise blanche et un jean bleu sales, tenu par des bretelles et une ceinture de cuir, dont la boucle en or est marqué d’un « K ». Katelo porte des bottes de cuir noir, et d’épaisses lunettes fabriquées dans des engrenages, et dont la lanière se perd dans sa chevelure. Il porte une petite sacoche de cuir à sa ceinture, et son bras droit est bandé. Il a des mitaines marrons très foncées, et a comme arme le Grappy, un harpon de cuivre en forme de tête de sanglier.</text:span></text:p>
      <text:p text:style-name="P1"/>
      <text:p text:style-name="P1"><text:span text:style-name="T2">Tempérament :</text:span> <text:span text:style-name="T7">Katelo est un adolescent naïf, candide, et ignorant. Il est naturellement gentil et de bonne volonté, mais possède aussi un côté farceur. Katelo a un grand sens du sacrifice et est très courageux. Il est heureux et fait tout pour améliorer son monde.</text:span></text:p>
      <text:p text:style-name="P1"/>
      <text:p text:style-name="P3"><text:span text:style-name="T2">Biographie :</text:span> <text:span text:style-name="T8">Katelo a perdu son père à </text:span><text:span text:style-name="T9">2 ans. Manoune, sa mère, décida de quitter le domicile après ce tragique incident. Katelo fut donc élevé par Qnyl, tout en passant voir sa mère dans sa taverne de temps en temps. Comme son grand-père passait son temps dans son atelier, Katelo profitait de son temps libre pour jouer dehors avec ses camarades </text:span><text:span text:style-name="T20">de </text:span><text:span text:style-name="T9">classe. Apprécié par ses professeur</text:span><text:span text:style-name="T20">s</text:span><text:span text:style-name="T9">, Katelo </text:span><text:span text:style-name="T10">a une scolarité plutôt tranquille, bien que les idéologies de son grand-</text:span><text:soft-page-break/><text:span text:style-name="T10">père,</text:span><text:span text:style-name="T20"> à l’encontre de la pensée commune,</text:span><text:span text:style-name="T10"> ont tendance à déteindre sur lui</text:span><text:span text:style-name="T11">. </text:span></text:p>
      <text:p text:style-name="P3"><text:span text:style-name="T11"><text:tab/></text:span><text:span text:style-name="T12">Qnyl lui parlait souvent d’anciennes civilisations, de complot entre les empereurs de la grande guerre, toutes ces choses qui ne sont pas marquées dans les livres d’histoire. À ses 9 ans eu lieu la catastrophe de Volkobil, mais Katelo ne mesura pas pleinement les aboutissants de l’affaire. C’est à ses 16 ans que son grand-père lui appri</text:span><text:span text:style-name="T20">t</text:span><text:span text:style-name="T12"> le danger qu’encourait tout Peukfoo, malgré ce que disent les chefs d’État. Katelo va alors partir faire le tour du monde, et se démener pour protéger les siens. </text:span></text:p>
      <text:p text:style-name="P3"><text:span text:style-name="T12"><text:tab/>Il va se faire des amis, mais aussi rencontrer Zerlock, un être mystérieux qui en a visiblement après lui. Katelo va alors apprendre des choses que son grand-père ne lui a jamais dit : il y aurait eu un monde avant le sien, et Zerlock fait tout pour le sauver. Toutes ces informations s</text:span><text:span text:style-name="T20">ont</text:span><text:span text:style-name="T12"> remise</text:span><text:span text:style-name="T20">s</text:span><text:span text:style-name="T12"> en perspective durant son périple par SyrX, qui expliqu</text:span><text:span text:style-name="T20">e</text:span><text:span text:style-name="T12"> la chute de l’humanité à Katelo. Il compr</text:span><text:span text:style-name="T20">end </text:span><text:span text:style-name="T12">alors que leur vie n’est que la couche superficiel</text:span><text:span text:style-name="T20">le</text:span><text:span text:style-name="T12"> d’une histoire si ancienne que personne ne peu</text:span><text:span text:style-name="T20">t</text:span><text:span text:style-name="T12"> y songer. </text:span><text:span text:style-name="T13">Katelo f</text:span><text:span text:style-name="T20">ait</text:span><text:span text:style-name="T13"> alors le choix que sacrifier les restes de l’humanité pour sauver les siens. Il réussi</text:span><text:span text:style-name="T20">t</text:span><text:span text:style-name="T13"> à venir à bout de Zerlock, effaçant ainsi toute menace sur Peukfoo. </text:span></text:p>
      <text:p text:style-name="P3"><text:span text:style-name="T13"><text:tab/>Katelo retourn</text:span><text:span text:style-name="T20">e</text:span><text:span text:style-name="T13"> </text:span><text:span text:style-name="T20">ensuite </text:span><text:span text:style-name="T13">à Stimissy, où il repr</text:span><text:span text:style-name="T20">end</text:span><text:span text:style-name="T13"> sa vie. </text:span><text:span text:style-name="T14">À 21 ans, Katelo et Ulddab </text:span><text:span text:style-name="T15">créent le premier navire capable de traverser l’océan. À partir de ce moment, les onb-kanès commencent à immigrer vers Peukfoo. À ses 25 ans, Katelo rapatri</text:span><text:span text:style-name="T20">e</text:span><text:span text:style-name="T15"> Qnyl, qui </text:span><text:span text:style-name="T20">est</text:span><text:span text:style-name="T15"> décédé à Yamazuppet. </text:span><text:span text:style-name="T16">Il en profit</text:span><text:span text:style-name="T20">e</text:span><text:span text:style-name="T16"> pour reprendre son business.</text:span><text:span text:style-name="T15"> </text:span><text:span text:style-name="T20">A</text:span><text:span text:style-name="T16"> 27 ans, il </text:span><text:span text:style-name="T20">a</text:span><text:span text:style-name="T16"> son 1</text:span><text:span text:style-name="T22">er</text:span><text:span text:style-name="T16"> enfant, un garçon, qu’il appel</text:span><text:span text:style-name="T20">le</text:span><text:span text:style-name="T16"> Katelo à cause de sa malédiction, puis <text:s/>2 ans plus tard une fille du nom de Klydia. </text:span><text:span text:style-name="T17">Il se sépar</text:span><text:span text:style-name="T20">e</text:span><text:span text:style-name="T17"> de sa femme à 34 ans, car elle ne support</text:span><text:span text:style-name="T20">e</text:span><text:span text:style-name="T17"> pas ses fréquentation</text:span><text:span text:style-name="T20">s</text:span><text:span text:style-name="T17"> (en particulier Ulddab et Wiroyer). À </text:span><text:span text:style-name="T18">48, Katelo enterr</text:span><text:span text:style-name="T20">e</text:span><text:span text:style-name="T18"> sa mère, </text:span><text:span text:style-name="T21">et ainsi</text:span><text:span text:style-name="T18"> <text:s/>devi</text:span><text:span text:style-name="T20">e</text:span><text:span text:style-name="T18">nt le doyen </text:span><text:span text:style-name="T21">de sa famille</text:span><text:span text:style-name="T18">. </text:span><text:span text:style-name="T19">Peu après, ses enfants f</text:span><text:span text:style-name="T20">on</text:span><text:span text:style-name="T19">t leur</text:span><text:span text:style-name="T21">s</text:span><text:span text:style-name="T19"> études, mais aucun d’entre eux ne v</text:span><text:span text:style-name="T20">eu</text:span><text:span text:style-name="T21">t</text:span><text:span text:style-name="T19"> reprendre les rennes de la société fondée par </text:span><text:soft-page-break/><text:span text:style-name="T19">Qnyl. Katelo ferm</text:span><text:span text:style-name="T20">e</text:span><text:span text:style-name="T19"> l’enseigne, et fini</text:span><text:span text:style-name="T20">t</text:span><text:span text:style-name="T19"> sa vie en devenant professeur d’Histoire à l’école de Stimissy. Il m</text:span><text:span text:style-name="T20">eur</text:span><text:span text:style-name="T19">t à 89 ans, d’une maladie inconnu</text:span><text:span text:style-name="T20">e</text:span><text:span text:style-name="T19">.</text:span></text:p>
      <text:p text:style-name="P1"/>
      <text:p text:style-name="P4"><text:span text:style-name="T2">Liens familiaux :</text:span> <text:span text:style-name="T5">Katelo est le fils de Manoune, la tavernière, et Katelo (senior) dont on ne sait pas grand chose. C’est aussi le petit fils de Qnyl. </text:span></text:p>
      <text:p text:style-name="P4"><text:span text:style-name="T5"><text:tab/>Il aura un garçon nommé Katelo et une fille nommée Klydia avec une stimissienne non nomm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4M18S</meta:editing-duration>
    <meta:editing-cycles>72</meta:editing-cycles>
    <meta:generator>LibreOffice/5.2.5.1$Windows_x86 LibreOffice_project/0312e1a284a7d50ca85a365c316c7abbf20a4d22</meta:generator>
    <dc:date>2019-03-03T21:03:36.875000000</dc:date>
    <meta:document-statistic meta:table-count="0" meta:image-count="0" meta:object-count="0" meta:page-count="3" meta:paragraph-count="13" meta:word-count="708" meta:character-count="3972" meta:non-whitespace-character-count="3267"/>
    <meta:user-defined meta:name="Info 1"/>
    <meta:user-defined meta:name="Info 2"/>
    <meta:user-defined meta:name="Info 3"/>
    <meta:user-defined meta:name="Info 4"/>
  </office:meta>
</office:document-meta>
</file>